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66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 heterogeneity</text:p>
          </table:table-cell>
          <table:table-cell office:value-type="string" calcext:value-type="string">
            <text:p>Machine heterogeneity</text:p>
          </table:table-cell>
          <table:table-cell office:value-type="string" calcext:value-type="string">
            <text:p>No. task distribution</text:p>
          </table:table-cell>
          <table:table-cell office:value-type="string" calcext:value-type="string">
            <text:p>No.machine distribution</text:p>
          </table:table-cell>
          <table:table-cell office:value-type="string" calcext:value-type="string">
            <text:p>Ratio within [0,-5]</text:p>
          </table:table-cell>
          <table:table-cell office:value-type="string" calcext:value-type="string">
            <text:p>Ratio outside [0,-5]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low</text:p>
          </table:table-cell>
          <table:table-cell table:style-name="ce1" office:value-type="float" office:value="48.5714" calcext:value-type="float">
            <text:p>48.5714</text:p>
          </table:table-cell>
          <table:table-cell table:style-name="ce1" office:value-type="float" office:value="51.4286" calcext:value-type="float">
            <text:p>51.4286</text:p>
          </table:table-cell>
          <table:table-cell table:formula="of:=IF([.G2]&gt;=40;1;&quot;&quot;)" office:value-type="float" office:value="1" calcext:value-type="float">
            <text:p>1</text:p>
          </table:table-cell>
          <table:table-cell table:formula="of:=IF(AND([.D2]=&quot;low&quot;;[.E2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4.3373" calcext:value-type="float">
            <text:p>84.3373</text:p>
          </table:table-cell>
          <table:table-cell office:value-type="float" office:value="15.6627" calcext:value-type="float">
            <text:p>15.6627</text:p>
          </table:table-cell>
          <table:table-cell table:formula="of:=IF([.G3]&gt;=40;1;&quot;&quot;)">
            <text:p/>
          </table:table-cell>
          <table:table-cell table:formula="of:=IF(AND([.D3]=&quot;low&quot;;[.E3]=&quot;low&quot;);1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3.1325" calcext:value-type="float">
            <text:p>83.1325</text:p>
          </table:table-cell>
          <table:table-cell office:value-type="float" office:value="16.8675" calcext:value-type="float">
            <text:p>16.8675</text:p>
          </table:table-cell>
          <table:table-cell table:formula="of:=IF([.G4]&gt;=40;1;&quot;&quot;)">
            <text:p/>
          </table:table-cell>
          <table:table-cell table:formula="of:=IF(AND([.D4]=&quot;low&quot;;[.E4]=&quot;low&quot;);1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4.026" calcext:value-type="float">
            <text:p>74.026</text:p>
          </table:table-cell>
          <table:table-cell office:value-type="float" office:value="25.974" calcext:value-type="float">
            <text:p>25.974</text:p>
          </table:table-cell>
          <table:table-cell table:formula="of:=IF([.G5]&gt;=40;1;&quot;&quot;)">
            <text:p/>
          </table:table-cell>
          <table:table-cell table:formula="of:=IF(AND([.D5]=&quot;low&quot;;[.E5]=&quot;low&quot;);1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86.0215" calcext:value-type="float">
            <text:p>86.0215</text:p>
          </table:table-cell>
          <table:table-cell office:value-type="float" office:value="13.9785" calcext:value-type="float">
            <text:p>13.9785</text:p>
          </table:table-cell>
          <table:table-cell table:formula="of:=IF([.G6]&gt;=40;1;&quot;&quot;)">
            <text:p/>
          </table:table-cell>
          <table:table-cell table:formula="of:=IF(AND([.D6]=&quot;low&quot;;[.E6]=&quot;low&quot;);1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0.6452" calcext:value-type="float">
            <text:p>80.6452</text:p>
          </table:table-cell>
          <table:table-cell office:value-type="float" office:value="19.3548" calcext:value-type="float">
            <text:p>19.3548</text:p>
          </table:table-cell>
          <table:table-cell table:formula="of:=IF([.G7]&gt;=40;1;&quot;&quot;)">
            <text:p/>
          </table:table-cell>
          <table:table-cell table:formula="of:=IF(AND([.D7]=&quot;low&quot;;[.E7]=&quot;low&quot;);1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5.8974" calcext:value-type="float">
            <text:p>85.8974</text:p>
          </table:table-cell>
          <table:table-cell office:value-type="float" office:value="14.1026" calcext:value-type="float">
            <text:p>14.1026</text:p>
          </table:table-cell>
          <table:table-cell table:formula="of:=IF([.G8]&gt;=40;1;&quot;&quot;)">
            <text:p/>
          </table:table-cell>
          <table:table-cell table:formula="of:=IF(AND([.D8]=&quot;low&quot;;[.E8]=&quot;low&quot;);1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IF([.G9]&gt;=40;1;&quot;&quot;)">
            <text:p/>
          </table:table-cell>
          <table:table-cell table:formula="of:=IF(AND([.D9]=&quot;low&quot;;[.E9]=&quot;low&quot;);1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IF([.G10]&gt;=40;1;&quot;&quot;)">
            <text:p/>
          </table:table-cell>
          <table:table-cell table:formula="of:=IF(AND([.D10]=&quot;low&quot;;[.E10]=&quot;low&quot;);1;&quot;&quot;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float" office:value="55.7143" calcext:value-type="float">
            <text:p>55.7143</text:p>
          </table:table-cell>
          <table:table-cell table:style-name="ce1" office:value-type="float" office:value="44.2857" calcext:value-type="float">
            <text:p>44.2857</text:p>
          </table:table-cell>
          <table:table-cell table:formula="of:=IF([.G11]&gt;=40;1;&quot;&quot;)" office:value-type="float" office:value="1" calcext:value-type="float">
            <text:p>1</text:p>
          </table:table-cell>
          <table:table-cell table:formula="of:=IF(AND([.D11]=&quot;low&quot;;[.E11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7.9518" calcext:value-type="float">
            <text:p>87.9518</text:p>
          </table:table-cell>
          <table:table-cell office:value-type="float" office:value="12.0482" calcext:value-type="float">
            <text:p>12.0482</text:p>
          </table:table-cell>
          <table:table-cell table:formula="of:=IF([.G12]&gt;=40;1;&quot;&quot;)">
            <text:p/>
          </table:table-cell>
          <table:table-cell table:formula="of:=IF(AND([.D12]=&quot;low&quot;;[.E12]=&quot;low&quot;);1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6.747" calcext:value-type="float">
            <text:p>86.747</text:p>
          </table:table-cell>
          <table:table-cell office:value-type="float" office:value="13.253" calcext:value-type="float">
            <text:p>13.253</text:p>
          </table:table-cell>
          <table:table-cell table:formula="of:=IF([.G13]&gt;=40;1;&quot;&quot;)">
            <text:p/>
          </table:table-cell>
          <table:table-cell table:formula="of:=IF(AND([.D13]=&quot;low&quot;;[.E13]=&quot;low&quot;);1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0.1299" calcext:value-type="float">
            <text:p>70.1299</text:p>
          </table:table-cell>
          <table:table-cell office:value-type="float" office:value="29.8701" calcext:value-type="float">
            <text:p>29.8701</text:p>
          </table:table-cell>
          <table:table-cell table:formula="of:=IF([.G14]&gt;=40;1;&quot;&quot;)">
            <text:p/>
          </table:table-cell>
          <table:table-cell table:formula="of:=IF(AND([.D14]=&quot;low&quot;;[.E14]=&quot;low&quot;);1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medium</text:p>
          </table:table-cell>
          <table:table-cell office:value-type="float" office:value="82.7957" calcext:value-type="float">
            <text:p>82.7957</text:p>
          </table:table-cell>
          <table:table-cell office:value-type="float" office:value="17.2043" calcext:value-type="float">
            <text:p>17.2043</text:p>
          </table:table-cell>
          <table:table-cell table:formula="of:=IF([.G15]&gt;=40;1;&quot;&quot;)">
            <text:p/>
          </table:table-cell>
          <table:table-cell table:formula="of:=IF(AND([.D15]=&quot;low&quot;;[.E15]=&quot;low&quot;);1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1.7204" calcext:value-type="float">
            <text:p>81.7204</text:p>
          </table:table-cell>
          <table:table-cell office:value-type="float" office:value="18.2796" calcext:value-type="float">
            <text:p>18.2796</text:p>
          </table:table-cell>
          <table:table-cell table:formula="of:=IF([.G16]&gt;=40;1;&quot;&quot;)">
            <text:p/>
          </table:table-cell>
          <table:table-cell table:formula="of:=IF(AND([.D16]=&quot;low&quot;;[.E16]=&quot;low&quot;);1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91.0256" calcext:value-type="float">
            <text:p>91.0256</text:p>
          </table:table-cell>
          <table:table-cell office:value-type="float" office:value="8.9744" calcext:value-type="float">
            <text:p>8.9744</text:p>
          </table:table-cell>
          <table:table-cell table:formula="of:=IF([.G17]&gt;=40;1;&quot;&quot;)">
            <text:p/>
          </table:table-cell>
          <table:table-cell table:formula="of:=IF(AND([.D17]=&quot;low&quot;;[.E17]=&quot;low&quot;);1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IF([.G18]&gt;=40;1;&quot;&quot;)">
            <text:p/>
          </table:table-cell>
          <table:table-cell table:formula="of:=IF(AND([.D18]=&quot;low&quot;;[.E18]=&quot;low&quot;);1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IF([.G19]&gt;=40;1;&quot;&quot;)">
            <text:p/>
          </table:table-cell>
          <table:table-cell table:formula="of:=IF(AND([.D19]=&quot;low&quot;;[.E19]=&quot;low&quot;);1;&quot;&quot;)">
            <text:p/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low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formula="of:=IF([.G20]&gt;=40;1;&quot;&quot;)">
            <text:p/>
          </table:table-cell>
          <table:table-cell table:formula="of:=IF(AND([.D20]=&quot;low&quot;;[.E20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5.5422" calcext:value-type="float">
            <text:p>85.5422</text:p>
          </table:table-cell>
          <table:table-cell office:value-type="float" office:value="14.4578" calcext:value-type="float">
            <text:p>14.4578</text:p>
          </table:table-cell>
          <table:table-cell table:formula="of:=IF([.G21]&gt;=40;1;&quot;&quot;)">
            <text:p/>
          </table:table-cell>
          <table:table-cell table:formula="of:=IF(AND([.D21]=&quot;low&quot;;[.E21]=&quot;low&quot;);1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0.7229" calcext:value-type="float">
            <text:p>80.7229</text:p>
          </table:table-cell>
          <table:table-cell office:value-type="float" office:value="19.2771" calcext:value-type="float">
            <text:p>19.2771</text:p>
          </table:table-cell>
          <table:table-cell table:formula="of:=IF([.G22]&gt;=40;1;&quot;&quot;)">
            <text:p/>
          </table:table-cell>
          <table:table-cell table:formula="of:=IF(AND([.D22]=&quot;low&quot;;[.E22]=&quot;low&quot;);1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28.5714" calcext:value-type="float">
            <text:p>28.5714</text:p>
          </table:table-cell>
          <table:table-cell table:formula="of:=IF([.G23]&gt;=40;1;&quot;&quot;)">
            <text:p/>
          </table:table-cell>
          <table:table-cell table:formula="of:=IF(AND([.D23]=&quot;low&quot;;[.E23]=&quot;low&quot;);1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82.7957" calcext:value-type="float">
            <text:p>82.7957</text:p>
          </table:table-cell>
          <table:table-cell office:value-type="float" office:value="17.2043" calcext:value-type="float">
            <text:p>17.2043</text:p>
          </table:table-cell>
          <table:table-cell table:formula="of:=IF([.G24]&gt;=40;1;&quot;&quot;)">
            <text:p/>
          </table:table-cell>
          <table:table-cell table:formula="of:=IF(AND([.D24]=&quot;low&quot;;[.E24]=&quot;low&quot;);1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3.871" calcext:value-type="float">
            <text:p>83.871</text:p>
          </table:table-cell>
          <table:table-cell office:value-type="float" office:value="16.129" calcext:value-type="float">
            <text:p>16.129</text:p>
          </table:table-cell>
          <table:table-cell table:formula="of:=IF([.G25]&gt;=40;1;&quot;&quot;)">
            <text:p/>
          </table:table-cell>
          <table:table-cell table:formula="of:=IF(AND([.D25]=&quot;low&quot;;[.E25]=&quot;low&quot;);1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5.8974" calcext:value-type="float">
            <text:p>85.8974</text:p>
          </table:table-cell>
          <table:table-cell office:value-type="float" office:value="14.1026" calcext:value-type="float">
            <text:p>14.1026</text:p>
          </table:table-cell>
          <table:table-cell table:formula="of:=IF([.G26]&gt;=40;1;&quot;&quot;)">
            <text:p/>
          </table:table-cell>
          <table:table-cell table:formula="of:=IF(AND([.D26]=&quot;low&quot;;[.E26]=&quot;low&quot;);1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IF([.G27]&gt;=40;1;&quot;&quot;)">
            <text:p/>
          </table:table-cell>
          <table:table-cell table:formula="of:=IF(AND([.D27]=&quot;low&quot;;[.E27]=&quot;low&quot;);1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IF([.G28]&gt;=40;1;&quot;&quot;)">
            <text:p/>
          </table:table-cell>
          <table:table-cell table:formula="of:=IF(AND([.D28]=&quot;low&quot;;[.E28]=&quot;low&quot;);1;&quot;&quot;)">
            <text:p/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edium</text:p>
          </table:table-cell>
          <table:table-cell table:number-columns-repeated="3" table:style-name="ce2" office:value-type="string" calcext:value-type="string">
            <text:p>low</text:p>
          </table:table-cell>
          <table:table-cell table:style-name="ce2" office:value-type="float" office:value="65.7143" calcext:value-type="float">
            <text:p>65.7143</text:p>
          </table:table-cell>
          <table:table-cell table:style-name="ce2" office:value-type="float" office:value="34.2857" calcext:value-type="float">
            <text:p>34.2857</text:p>
          </table:table-cell>
          <table:table-cell table:formula="of:=IF([.G29]&gt;=40;1;&quot;&quot;)">
            <text:p/>
          </table:table-cell>
          <table:table-cell table:formula="of:=IF(AND([.D29]=&quot;low&quot;;[.E29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6.747" calcext:value-type="float">
            <text:p>86.747</text:p>
          </table:table-cell>
          <table:table-cell office:value-type="float" office:value="13.253" calcext:value-type="float">
            <text:p>13.253</text:p>
          </table:table-cell>
          <table:table-cell table:formula="of:=IF([.G30]&gt;=40;1;&quot;&quot;)">
            <text:p/>
          </table:table-cell>
          <table:table-cell table:formula="of:=IF(AND([.D30]=&quot;low&quot;;[.E30]=&quot;low&quot;);1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91.5663" calcext:value-type="float">
            <text:p>91.5663</text:p>
          </table:table-cell>
          <table:table-cell office:value-type="float" office:value="8.4337" calcext:value-type="float">
            <text:p>8.4337</text:p>
          </table:table-cell>
          <table:table-cell table:formula="of:=IF([.G31]&gt;=40;1;&quot;&quot;)">
            <text:p/>
          </table:table-cell>
          <table:table-cell table:formula="of:=IF(AND([.D31]=&quot;low&quot;;[.E31]=&quot;low&quot;);1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4.026" calcext:value-type="float">
            <text:p>74.026</text:p>
          </table:table-cell>
          <table:table-cell office:value-type="float" office:value="25.974" calcext:value-type="float">
            <text:p>25.974</text:p>
          </table:table-cell>
          <table:table-cell table:formula="of:=IF([.G32]&gt;=40;1;&quot;&quot;)">
            <text:p/>
          </table:table-cell>
          <table:table-cell table:formula="of:=IF(AND([.D32]=&quot;low&quot;;[.E32]=&quot;low&quot;);1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83.871" calcext:value-type="float">
            <text:p>83.871</text:p>
          </table:table-cell>
          <table:table-cell office:value-type="float" office:value="16.129" calcext:value-type="float">
            <text:p>16.129</text:p>
          </table:table-cell>
          <table:table-cell table:formula="of:=IF([.G33]&gt;=40;1;&quot;&quot;)">
            <text:p/>
          </table:table-cell>
          <table:table-cell table:formula="of:=IF(AND([.D33]=&quot;low&quot;;[.E33]=&quot;low&quot;);1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12.9032" calcext:value-type="float">
            <text:p>12.9032</text:p>
          </table:table-cell>
          <table:table-cell table:formula="of:=IF([.G34]&gt;=40;1;&quot;&quot;)">
            <text:p/>
          </table:table-cell>
          <table:table-cell table:formula="of:=IF(AND([.D34]=&quot;low&quot;;[.E34]=&quot;low&quot;);1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2.0513" calcext:value-type="float">
            <text:p>82.0513</text:p>
          </table:table-cell>
          <table:table-cell office:value-type="float" office:value="17.9487" calcext:value-type="float">
            <text:p>17.9487</text:p>
          </table:table-cell>
          <table:table-cell table:formula="of:=IF([.G35]&gt;=40;1;&quot;&quot;)">
            <text:p/>
          </table:table-cell>
          <table:table-cell table:formula="of:=IF(AND([.D35]=&quot;low&quot;;[.E35]=&quot;low&quot;);1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IF([.G36]&gt;=40;1;&quot;&quot;)">
            <text:p/>
          </table:table-cell>
          <table:table-cell table:formula="of:=IF(AND([.D36]=&quot;low&quot;;[.E36]=&quot;low&quot;);1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IF([.G37]&gt;=40;1;&quot;&quot;)">
            <text:p/>
          </table:table-cell>
          <table:table-cell table:formula="of:=IF(AND([.D37]=&quot;low&quot;;[.E37]=&quot;low&quot;);1;&quot;&quot;)">
            <text:p/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float" office:value="55.7143" calcext:value-type="float">
            <text:p>55.7143</text:p>
          </table:table-cell>
          <table:table-cell table:style-name="ce1" office:value-type="float" office:value="44.2857" calcext:value-type="float">
            <text:p>44.2857</text:p>
          </table:table-cell>
          <table:table-cell table:formula="of:=IF([.G38]&gt;=40;1;&quot;&quot;)" office:value-type="float" office:value="1" calcext:value-type="float">
            <text:p>1</text:p>
          </table:table-cell>
          <table:table-cell table:formula="of:=IF(AND([.D38]=&quot;low&quot;;[.E38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3.1325" calcext:value-type="float">
            <text:p>83.1325</text:p>
          </table:table-cell>
          <table:table-cell office:value-type="float" office:value="16.8675" calcext:value-type="float">
            <text:p>16.8675</text:p>
          </table:table-cell>
          <table:table-cell table:formula="of:=IF([.G39]&gt;=40;1;&quot;&quot;)">
            <text:p/>
          </table:table-cell>
          <table:table-cell table:formula="of:=IF(AND([.D39]=&quot;low&quot;;[.E39]=&quot;low&quot;);1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1.9277" calcext:value-type="float">
            <text:p>81.9277</text:p>
          </table:table-cell>
          <table:table-cell office:value-type="float" office:value="18.0723" calcext:value-type="float">
            <text:p>18.0723</text:p>
          </table:table-cell>
          <table:table-cell table:formula="of:=IF([.G40]&gt;=40;1;&quot;&quot;)">
            <text:p/>
          </table:table-cell>
          <table:table-cell table:formula="of:=IF(AND([.D40]=&quot;low&quot;;[.E40]=&quot;low&quot;);1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4.026" calcext:value-type="float">
            <text:p>74.026</text:p>
          </table:table-cell>
          <table:table-cell office:value-type="float" office:value="25.974" calcext:value-type="float">
            <text:p>25.974</text:p>
          </table:table-cell>
          <table:table-cell table:formula="of:=IF([.G41]&gt;=40;1;&quot;&quot;)">
            <text:p/>
          </table:table-cell>
          <table:table-cell table:formula="of:=IF(AND([.D41]=&quot;low&quot;;[.E41]=&quot;low&quot;);1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medium</text:p>
          </table:table-cell>
          <table:table-cell office:value-type="float" office:value="79.5699" calcext:value-type="float">
            <text:p>79.5699</text:p>
          </table:table-cell>
          <table:table-cell office:value-type="float" office:value="20.4301" calcext:value-type="float">
            <text:p>20.4301</text:p>
          </table:table-cell>
          <table:table-cell table:formula="of:=IF([.G42]&gt;=40;1;&quot;&quot;)">
            <text:p/>
          </table:table-cell>
          <table:table-cell table:formula="of:=IF(AND([.D42]=&quot;low&quot;;[.E42]=&quot;low&quot;);1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9.2473" calcext:value-type="float">
            <text:p>89.2473</text:p>
          </table:table-cell>
          <table:table-cell office:value-type="float" office:value="10.7527" calcext:value-type="float">
            <text:p>10.7527</text:p>
          </table:table-cell>
          <table:table-cell table:formula="of:=IF([.G43]&gt;=40;1;&quot;&quot;)">
            <text:p/>
          </table:table-cell>
          <table:table-cell table:formula="of:=IF(AND([.D43]=&quot;low&quot;;[.E43]=&quot;low&quot;);1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0.7692" calcext:value-type="float">
            <text:p>80.7692</text:p>
          </table:table-cell>
          <table:table-cell office:value-type="float" office:value="19.2308" calcext:value-type="float">
            <text:p>19.2308</text:p>
          </table:table-cell>
          <table:table-cell table:formula="of:=IF([.G44]&gt;=40;1;&quot;&quot;)">
            <text:p/>
          </table:table-cell>
          <table:table-cell table:formula="of:=IF(AND([.D44]=&quot;low&quot;;[.E44]=&quot;low&quot;);1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IF([.G45]&gt;=40;1;&quot;&quot;)">
            <text:p/>
          </table:table-cell>
          <table:table-cell table:formula="of:=IF(AND([.D45]=&quot;low&quot;;[.E45]=&quot;low&quot;);1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IF([.G46]&gt;=40;1;&quot;&quot;)">
            <text:p/>
          </table:table-cell>
          <table:table-cell table:formula="of:=IF(AND([.D46]=&quot;low&quot;;[.E46]=&quot;low&quot;);1;&quot;&quot;)">
            <text:p/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float" office:value="52.8571" calcext:value-type="float">
            <text:p>52.8571</text:p>
          </table:table-cell>
          <table:table-cell table:style-name="ce1" office:value-type="float" office:value="47.1429" calcext:value-type="float">
            <text:p>47.1429</text:p>
          </table:table-cell>
          <table:table-cell table:formula="of:=IF([.G47]&gt;=40;1;&quot;&quot;)" office:value-type="float" office:value="1" calcext:value-type="float">
            <text:p>1</text:p>
          </table:table-cell>
          <table:table-cell table:formula="of:=IF(AND([.D47]=&quot;low&quot;;[.E47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9.1566" calcext:value-type="float">
            <text:p>89.1566</text:p>
          </table:table-cell>
          <table:table-cell office:value-type="float" office:value="10.8434" calcext:value-type="float">
            <text:p>10.8434</text:p>
          </table:table-cell>
          <table:table-cell table:formula="of:=IF([.G48]&gt;=40;1;&quot;&quot;)">
            <text:p/>
          </table:table-cell>
          <table:table-cell table:formula="of:=IF(AND([.D48]=&quot;low&quot;;[.E48]=&quot;low&quot;);1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3.1325" calcext:value-type="float">
            <text:p>83.1325</text:p>
          </table:table-cell>
          <table:table-cell office:value-type="float" office:value="16.8675" calcext:value-type="float">
            <text:p>16.8675</text:p>
          </table:table-cell>
          <table:table-cell table:formula="of:=IF([.G49]&gt;=40;1;&quot;&quot;)">
            <text:p/>
          </table:table-cell>
          <table:table-cell table:formula="of:=IF(AND([.D49]=&quot;low&quot;;[.E49]=&quot;low&quot;);1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6.6234" calcext:value-type="float">
            <text:p>76.6234</text:p>
          </table:table-cell>
          <table:table-cell office:value-type="float" office:value="23.3766" calcext:value-type="float">
            <text:p>23.3766</text:p>
          </table:table-cell>
          <table:table-cell table:formula="of:=IF([.G50]&gt;=40;1;&quot;&quot;)">
            <text:p/>
          </table:table-cell>
          <table:table-cell table:formula="of:=IF(AND([.D50]=&quot;low&quot;;[.E50]=&quot;low&quot;);1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88.172" calcext:value-type="float">
            <text:p>88.172</text:p>
          </table:table-cell>
          <table:table-cell office:value-type="float" office:value="11.828" calcext:value-type="float">
            <text:p>11.828</text:p>
          </table:table-cell>
          <table:table-cell table:formula="of:=IF([.G51]&gt;=40;1;&quot;&quot;)">
            <text:p/>
          </table:table-cell>
          <table:table-cell table:formula="of:=IF(AND([.D51]=&quot;low&quot;;[.E51]=&quot;low&quot;);1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8.172" calcext:value-type="float">
            <text:p>88.172</text:p>
          </table:table-cell>
          <table:table-cell office:value-type="float" office:value="11.828" calcext:value-type="float">
            <text:p>11.828</text:p>
          </table:table-cell>
          <table:table-cell table:formula="of:=IF([.G52]&gt;=40;1;&quot;&quot;)">
            <text:p/>
          </table:table-cell>
          <table:table-cell table:formula="of:=IF(AND([.D52]=&quot;low&quot;;[.E52]=&quot;low&quot;);1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5.8974" calcext:value-type="float">
            <text:p>85.8974</text:p>
          </table:table-cell>
          <table:table-cell office:value-type="float" office:value="14.1026" calcext:value-type="float">
            <text:p>14.1026</text:p>
          </table:table-cell>
          <table:table-cell table:formula="of:=IF([.G53]&gt;=40;1;&quot;&quot;)">
            <text:p/>
          </table:table-cell>
          <table:table-cell table:formula="of:=IF(AND([.D53]=&quot;low&quot;;[.E53]=&quot;low&quot;);1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IF([.G54]&gt;=40;1;&quot;&quot;)">
            <text:p/>
          </table:table-cell>
          <table:table-cell table:formula="of:=IF(AND([.D54]=&quot;low&quot;;[.E54]=&quot;low&quot;);1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IF([.G55]&gt;=40;1;&quot;&quot;)">
            <text:p/>
          </table:table-cell>
          <table:table-cell table:formula="of:=IF(AND([.D55]=&quot;low&quot;;[.E55]=&quot;low&quot;);1;&quot;&quot;)">
            <text:p/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high</text:p>
          </table:table-cell>
          <table:table-cell table:number-columns-repeated="3" table:style-name="ce1" office:value-type="string" calcext:value-type="string">
            <text:p>low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formula="of:=IF([.G56]&gt;=40;1;&quot;&quot;)" office:value-type="float" office:value="1" calcext:value-type="float">
            <text:p>1</text:p>
          </table:table-cell>
          <table:table-cell table:formula="of:=IF(AND([.D56]=&quot;low&quot;;[.E56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6.747" calcext:value-type="float">
            <text:p>86.747</text:p>
          </table:table-cell>
          <table:table-cell office:value-type="float" office:value="13.253" calcext:value-type="float">
            <text:p>13.253</text:p>
          </table:table-cell>
          <table:table-cell table:formula="of:=IF([.G57]&gt;=40;1;&quot;&quot;)">
            <text:p/>
          </table:table-cell>
          <table:table-cell table:formula="of:=IF(AND([.D57]=&quot;low&quot;;[.E57]=&quot;low&quot;);1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90.3614" calcext:value-type="float">
            <text:p>90.3614</text:p>
          </table:table-cell>
          <table:table-cell office:value-type="float" office:value="9.6386" calcext:value-type="float">
            <text:p>9.6386</text:p>
          </table:table-cell>
          <table:table-cell table:formula="of:=IF([.G58]&gt;=40;1;&quot;&quot;)">
            <text:p/>
          </table:table-cell>
          <table:table-cell table:formula="of:=IF(AND([.D58]=&quot;low&quot;;[.E58]=&quot;low&quot;);1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9.2208" calcext:value-type="float">
            <text:p>79.2208</text:p>
          </table:table-cell>
          <table:table-cell office:value-type="float" office:value="20.7792" calcext:value-type="float">
            <text:p>20.7792</text:p>
          </table:table-cell>
          <table:table-cell table:formula="of:=IF([.G59]&gt;=40;1;&quot;&quot;)">
            <text:p/>
          </table:table-cell>
          <table:table-cell table:formula="of:=IF(AND([.D59]=&quot;low&quot;;[.E59]=&quot;low&quot;);1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92.4731" calcext:value-type="float">
            <text:p>92.4731</text:p>
          </table:table-cell>
          <table:table-cell office:value-type="float" office:value="7.5269" calcext:value-type="float">
            <text:p>7.5269</text:p>
          </table:table-cell>
          <table:table-cell table:formula="of:=IF([.G60]&gt;=40;1;&quot;&quot;)">
            <text:p/>
          </table:table-cell>
          <table:table-cell table:formula="of:=IF(AND([.D60]=&quot;low&quot;;[.E60]=&quot;low&quot;);1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12.9032" calcext:value-type="float">
            <text:p>12.9032</text:p>
          </table:table-cell>
          <table:table-cell table:formula="of:=IF([.G61]&gt;=40;1;&quot;&quot;)">
            <text:p/>
          </table:table-cell>
          <table:table-cell table:formula="of:=IF(AND([.D61]=&quot;low&quot;;[.E61]=&quot;low&quot;);1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5.8974" calcext:value-type="float">
            <text:p>85.8974</text:p>
          </table:table-cell>
          <table:table-cell office:value-type="float" office:value="14.1026" calcext:value-type="float">
            <text:p>14.1026</text:p>
          </table:table-cell>
          <table:table-cell table:formula="of:=IF([.G62]&gt;=40;1;&quot;&quot;)">
            <text:p/>
          </table:table-cell>
          <table:table-cell table:formula="of:=IF(AND([.D62]=&quot;low&quot;;[.E62]=&quot;low&quot;);1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IF([.G63]&gt;=40;1;&quot;&quot;)">
            <text:p/>
          </table:table-cell>
          <table:table-cell table:formula="of:=IF(AND([.D63]=&quot;low&quot;;[.E63]=&quot;low&quot;);1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IF([.G64]&gt;=40;1;&quot;&quot;)">
            <text:p/>
          </table:table-cell>
          <table:table-cell table:formula="of:=IF(AND([.D64]=&quot;low&quot;;[.E64]=&quot;low&quot;);1;&quot;&quot;)">
            <text:p/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float" office:value="44.2857" calcext:value-type="float">
            <text:p>44.2857</text:p>
          </table:table-cell>
          <table:table-cell table:style-name="ce1" office:value-type="float" office:value="55.7143" calcext:value-type="float">
            <text:p>55.7143</text:p>
          </table:table-cell>
          <table:table-cell table:formula="of:=IF([.G65]&gt;=40;1;&quot;&quot;)" office:value-type="float" office:value="1" calcext:value-type="float">
            <text:p>1</text:p>
          </table:table-cell>
          <table:table-cell table:formula="of:=IF(AND([.D65]=&quot;low&quot;;[.E65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4.3373" calcext:value-type="float">
            <text:p>84.3373</text:p>
          </table:table-cell>
          <table:table-cell office:value-type="float" office:value="15.6627" calcext:value-type="float">
            <text:p>15.6627</text:p>
          </table:table-cell>
          <table:table-cell table:formula="of:=IF([.G66]&gt;=40;1;&quot;&quot;)">
            <text:p/>
          </table:table-cell>
          <table:table-cell table:formula="of:=IF(AND([.D66]=&quot;low&quot;;[.E66]=&quot;low&quot;);1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6.747" calcext:value-type="float">
            <text:p>86.747</text:p>
          </table:table-cell>
          <table:table-cell office:value-type="float" office:value="13.253" calcext:value-type="float">
            <text:p>13.253</text:p>
          </table:table-cell>
          <table:table-cell table:formula="of:=IF([.G67]&gt;=40;1;&quot;&quot;)">
            <text:p/>
          </table:table-cell>
          <table:table-cell table:formula="of:=IF(AND([.D67]=&quot;low&quot;;[.E67]=&quot;low&quot;);1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6.6234" calcext:value-type="float">
            <text:p>76.6234</text:p>
          </table:table-cell>
          <table:table-cell office:value-type="float" office:value="23.3766" calcext:value-type="float">
            <text:p>23.3766</text:p>
          </table:table-cell>
          <table:table-cell table:formula="of:=IF([.G68]&gt;=40;1;&quot;&quot;)">
            <text:p/>
          </table:table-cell>
          <table:table-cell table:formula="of:=IF(AND([.D68]=&quot;low&quot;;[.E68]=&quot;low&quot;);1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medium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12.9032" calcext:value-type="float">
            <text:p>12.9032</text:p>
          </table:table-cell>
          <table:table-cell table:formula="of:=IF([.G69]&gt;=40;1;&quot;&quot;)">
            <text:p/>
          </table:table-cell>
          <table:table-cell table:formula="of:=IF(AND([.D69]=&quot;low&quot;;[.E69]=&quot;low&quot;);1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3.871" calcext:value-type="float">
            <text:p>83.871</text:p>
          </table:table-cell>
          <table:table-cell office:value-type="float" office:value="16.129" calcext:value-type="float">
            <text:p>16.129</text:p>
          </table:table-cell>
          <table:table-cell table:formula="of:=IF([.G70]&gt;=40;1;&quot;&quot;)">
            <text:p/>
          </table:table-cell>
          <table:table-cell table:formula="of:=IF(AND([.D70]=&quot;low&quot;;[.E70]=&quot;low&quot;);1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4.6154" calcext:value-type="float">
            <text:p>84.6154</text:p>
          </table:table-cell>
          <table:table-cell office:value-type="float" office:value="15.3846" calcext:value-type="float">
            <text:p>15.3846</text:p>
          </table:table-cell>
          <table:table-cell table:formula="of:=IF([.G71]&gt;=40;1;&quot;&quot;)">
            <text:p/>
          </table:table-cell>
          <table:table-cell table:formula="of:=IF(AND([.D71]=&quot;low&quot;;[.E71]=&quot;low&quot;);1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IF([.G72]&gt;=40;1;&quot;&quot;)">
            <text:p/>
          </table:table-cell>
          <table:table-cell table:formula="of:=IF(AND([.D72]=&quot;low&quot;;[.E72]=&quot;low&quot;);1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IF([.G73]&gt;=40;1;&quot;&quot;)">
            <text:p/>
          </table:table-cell>
          <table:table-cell table:formula="of:=IF(AND([.D73]=&quot;low&quot;;[.E73]=&quot;low&quot;);1;&quot;&quot;)">
            <text:p/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float" office:value="52.8571" calcext:value-type="float">
            <text:p>52.8571</text:p>
          </table:table-cell>
          <table:table-cell table:style-name="ce1" office:value-type="float" office:value="47.1429" calcext:value-type="float">
            <text:p>47.1429</text:p>
          </table:table-cell>
          <table:table-cell table:formula="of:=IF([.G74]&gt;=40;1;&quot;&quot;)" office:value-type="float" office:value="1" calcext:value-type="float">
            <text:p>1</text:p>
          </table:table-cell>
          <table:table-cell table:formula="of:=IF(AND([.D74]=&quot;low&quot;;[.E74]=&quot;low&quot;);1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87.9518" calcext:value-type="float">
            <text:p>87.9518</text:p>
          </table:table-cell>
          <table:table-cell office:value-type="float" office:value="12.0482" calcext:value-type="float">
            <text:p>12.0482</text:p>
          </table:table-cell>
          <table:table-cell table:formula="of:=IF([.G75]&gt;=40;1;&quot;&quot;)">
            <text:p/>
          </table:table-cell>
          <table:table-cell table:formula="of:=IF(AND([.D75]=&quot;low&quot;;[.E75]=&quot;low&quot;);1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81.9277" calcext:value-type="float">
            <text:p>81.9277</text:p>
          </table:table-cell>
          <table:table-cell office:value-type="float" office:value="18.0723" calcext:value-type="float">
            <text:p>18.0723</text:p>
          </table:table-cell>
          <table:table-cell table:formula="of:=IF([.G76]&gt;=40;1;&quot;&quot;)">
            <text:p/>
          </table:table-cell>
          <table:table-cell table:formula="of:=IF(AND([.D76]=&quot;low&quot;;[.E76]=&quot;low&quot;);1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76.6234" calcext:value-type="float">
            <text:p>76.6234</text:p>
          </table:table-cell>
          <table:table-cell office:value-type="float" office:value="23.3766" calcext:value-type="float">
            <text:p>23.3766</text:p>
          </table:table-cell>
          <table:table-cell table:formula="of:=IF([.G77]&gt;=40;1;&quot;&quot;)">
            <text:p/>
          </table:table-cell>
          <table:table-cell table:formula="of:=IF(AND([.D77]=&quot;low&quot;;[.E77]=&quot;low&quot;);1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86.0215" calcext:value-type="float">
            <text:p>86.0215</text:p>
          </table:table-cell>
          <table:table-cell office:value-type="float" office:value="13.9785" calcext:value-type="float">
            <text:p>13.9785</text:p>
          </table:table-cell>
          <table:table-cell table:formula="of:=IF([.G78]&gt;=40;1;&quot;&quot;)">
            <text:p/>
          </table:table-cell>
          <table:table-cell table:formula="of:=IF(AND([.D78]=&quot;low&quot;;[.E78]=&quot;low&quot;);1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12.9032" calcext:value-type="float">
            <text:p>12.9032</text:p>
          </table:table-cell>
          <table:table-cell table:formula="of:=IF([.G79]&gt;=40;1;&quot;&quot;)">
            <text:p/>
          </table:table-cell>
          <table:table-cell table:formula="of:=IF(AND([.D79]=&quot;low&quot;;[.E79]=&quot;low&quot;);1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80.7692" calcext:value-type="float">
            <text:p>80.7692</text:p>
          </table:table-cell>
          <table:table-cell office:value-type="float" office:value="19.2308" calcext:value-type="float">
            <text:p>19.2308</text:p>
          </table:table-cell>
          <table:table-cell table:formula="of:=IF([.G80]&gt;=40;1;&quot;&quot;)">
            <text:p/>
          </table:table-cell>
          <table:table-cell table:formula="of:=IF(AND([.D80]=&quot;low&quot;;[.E80]=&quot;low&quot;);1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IF([.G81]&gt;=40;1;&quot;&quot;)">
            <text:p/>
          </table:table-cell>
          <table:table-cell table:formula="of:=IF(AND([.D81]=&quot;low&quot;;[.E81]=&quot;low&quot;);1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IF([.G82]&gt;=40;1;&quot;&quot;)">
            <text:p/>
          </table:table-cell>
          <table:table-cell table:formula="of:=IF(AND([.D82]=&quot;low&quot;;[.E82]=&quot;low&quot;);1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12:12:18.746597168</dc:date>
    <meta:document-statistic meta:table-count="1" meta:cell-count="736" meta:object-count="0"/>
    <meta:generator>LibreOffice/4.2.8.2$Linux_X86_64 LibreOffice_project/420m0$Build-2</meta:generator>
  </office:meta>
</office:document-meta>
</file>